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i>σ</mi>
            </mrow>
            <mrow>
              <mo fence="true" form="prefix" stretchy="false">(</mo>
              <mrow>
                <mrow>
                  <mi>X</mi>
                  <msub>
                    <mi>W</mi>
                    <mi>Q</mi>
                  </msub>
                </mrow>
              </mrow>
              <mo fence="true" form="postfix" stretchy="false">)</mo>
            </mrow>
            <mrow>
              <mi>K</mi>
              <mo stretchy="false">=</mo>
              <mi>σ</mi>
            </mrow>
            <mrow>
              <mo fence="true" form="prefix" stretchy="false">(</mo>
              <mrow>
                <mrow>
                  <mi>X</mi>
                  <msub>
                    <mi>W</mi>
                    <mi>K</mi>
                  </msub>
                </mrow>
              </mrow>
              <mo fence="true" form="postfix" stretchy="false">)</mo>
            </mrow>
            <mrow>
              <mi>V</mi>
              <mo stretchy="false">=</mo>
              <mi>σ</mi>
            </mrow>
            <mrow>
              <mo fence="true" form="prefix" stretchy="false">(</mo>
              <mrow>
                <mrow>
                  <mi>X</mi>
                  <msub>
                    <mi>W</mi>
                    <mi>V</mi>
                  </msub>
                </mrow>
              </mrow>
              <mo fence="true" form="postfix" stretchy="false">)</mo>
            </mrow>
          </mrow>
        </mtd>
      </mtr>
      <mtr>
        <mtd>
          <mrow>
            <mi>A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GroupNorm</mi>
            </mrow>
            <mrow>
              <msup>
                <mrow>
                  <mo fence="true" form="prefix" stretchy="false">(</mo>
                  <mrow>
                    <mrow>
                      <mi>Q</mi>
                      <msup>
                        <mi>K</mi>
                        <mi>T</mi>
                      </msup>
                      <mi>V</mi>
                    </mrow>
                  </mrow>
                  <mo fence="true" form="postfix" stretchy="false">)</mo>
                </mrow>
                <mi>T</mi>
              </msup>
              <mo stretchy="false">+</mo>
              <mi>X</mi>
            </mrow>
          </mrow>
        </mtd>
      </mtr>
    </mtable>
    <annotation encoding="StarMath 5.0">Q = %sigma(X W_Q) K = %sigma(X W_K) V = %sigma(X W_V) newline
A(X) = GroupNorm(Q K ^{T} V) ^{T} + X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3:06:53.055249112</meta:creation-date>
    <dc:date>2024-11-21T13:14:12.191763759</dc:date>
    <meta:editing-duration>PT7M20S</meta:editing-duration>
    <meta:editing-cycles>1</meta:editing-cycles>
    <meta:generator>LibreOffice/24.8.2.1$Linux_X86_64 LibreOffice_project/480$Build-1</meta:generator>
  </office:meta>
</office:document-meta>
</file>